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NUÑEZ TARAZONA NEIL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NUÑEZ TARAZONA NEIL</text:span></text:p>
      <text:p text:style-name="P5">Recojo: <text:span text:style-name="T3">JAQUE TARAZONA DANTON LUCIO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39:5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